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1" svg:font-family="Arial" style:font-pitch="variable"/>
    <style:font-face style:name="TeXGyreSchola" svg:font-family="TeXGyreSchola" style:font-pitch="variable"/>
    <style:font-face style:name="rsfs10" svg:font-family="rsf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06cm" svg:stroke-color="#990000" draw:marker-start="" draw:marker-start-width="0.324cm" draw:marker-end="" draw:marker-end-width="0.324cm" draw:fill="none" draw:textarea-horizontal-align="center" draw:textarea-vertical-align="middle" fo:padding-top="0.04cm" fo:padding-bottom="0.04cm" fo:padding-left="0.04cm" fo:padding-right="0.04cm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51cm" draw:shadow-offset-y="0.051cm"/>
    </style:style>
    <style:style style:name="gr3" style:family="graphic" style:parent-style-name="standard">
      <style:graphic-properties svg:stroke-width="0.02cm" draw:marker-start-width="0.23cm" draw:marker-end-width="0.23cm" draw:fill="solid" draw:fill-color="#cc0000" draw:textarea-horizontal-align="justify" draw:textarea-vertical-align="middle" draw:auto-grow-height="false" fo:min-height="0.417cm" fo:min-width="1.383cm" fo:padding-top="0.135cm" fo:padding-bottom="0.135cm" fo:padding-left="0.26cm" fo:padding-right="0.26cm" draw:shadow="visible" draw:shadow-offset-x="0.04cm" draw:shadow-offset-y="0.04cm"/>
    </style:style>
    <style:style style:name="gr4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4cm" draw:shadow-offset-y="0.04cm"/>
    </style:style>
    <style:style style:name="gr5" style:family="graphic" style:parent-style-name="objectwithoutfill">
      <style:graphic-properties draw:marker-start-width="0.152cm" draw:marker-end-width="0.152cm" draw:fill="none" draw:textarea-horizontal-align="center" draw:textarea-vertical-align="middle" draw:shadow="hidden"/>
    </style:style>
    <style:style style:name="gr6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7" style:family="graphic" style:parent-style-name="objectwithoutfill">
      <style:graphic-properties draw:marker-start="" draw:marker-start-width="0.152cm" draw:marker-end-width="0.152cm" draw:fill="none" draw:textarea-horizontal-align="center" draw:textarea-vertical-align="middle" draw:shadow="hidden"/>
    </style:style>
    <style:style style:name="gr8" style:family="graphic" style:parent-style-name="standard">
      <style:graphic-properties svg:stroke-width="0.025cm" draw:marker-start-width="0.337cm" draw:marker-end-width="0.337cm" draw:fill-color="#cc0000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.27cm" draw:shadow="hidden"/>
    </style:style>
    <style:style style:name="gr10" style:family="graphic" style:parent-style-name="objectwithoutfill">
      <style:graphic-properties draw:stroke="dash" draw:stroke-dash="Dashed_20__28_var_29_" svg:stroke-width="0.106cm" svg:stroke-color="#990000" draw:marker-start="" draw:marker-start-width="0.324cm" draw:marker-end-width="0.324cm" draw:fill="none" draw:textarea-horizontal-align="center" draw:textarea-vertical-align="middle" fo:padding-top="0.04cm" fo:padding-bottom="0.04cm" fo:padding-left="0.04cm" fo:padding-right="0.04cm"/>
    </style:style>
    <style:style style:name="gr11" style:family="graphic" style:parent-style-name="objectwithoutfill">
      <style:graphic-properties draw:stroke="dash" draw:stroke-dash="Ultrafine_20_Dashed" draw:marker-start="" draw:marker-end="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612cm"/>
    </style:style>
    <style:style style:name="gr13" style:family="graphic" style:parent-style-name="standard">
      <style:graphic-properties svg:stroke-width="0.02cm" draw:marker-start-width="0.23cm" draw:marker-end-width="0.23cm" draw:fill="solid" draw:fill-color="#cc0000" draw:textarea-horizontal-align="justify" draw:textarea-vertical-align="middle" draw:auto-grow-height="false" fo:min-height="0.417cm" fo:min-width="2.018cm" fo:padding-top="0.135cm" fo:padding-bottom="0.135cm" fo:padding-left="0.26cm" fo:padding-right="0.26cm" draw:shadow="visible" draw:shadow-offset-x="0.04cm" draw:shadow-offset-y="0.04cm"/>
    </style:style>
    <style:style style:name="gr14" style:family="graphic" style:parent-style-name="objectwithoutfill">
      <style:graphic-properties draw:stroke="dash" draw:stroke-dash="Dashed_20__28_var_29_" svg:stroke-width="0.106cm" svg:stroke-color="#990000" draw:marker-start="" draw:marker-start-width="0.324cm" draw:marker-end="Arrow" draw:marker-end-width="0.324cm" draw:fill="none" draw:textarea-horizontal-align="center" draw:textarea-vertical-align="middle" fo:padding-top="0.04cm" fo:padding-bottom="0.04cm" fo:padding-left="0.04cm" fo:padding-right="0.04cm"/>
    </style:style>
    <style:style style:name="gr15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size-complex="8pt"/>
    </style:style>
    <style:style style:name="P4" style:family="paragraph">
      <loext:graphic-properties draw:fill="solid" draw:fill-color="#cc0000"/>
      <style:paragraph-properties fo:text-align="center"/>
      <style:text-properties fo:color="#ffffff" fo:font-size="8pt" fo:font-weight="bold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7pt" fo:font-weight="bold"/>
    </style:style>
    <style:style style:name="P6" style:family="paragraph">
      <loext:graphic-properties draw:fill-color="#ffffff"/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loext:graphic-properties draw:fill-color="#cc0000"/>
      <style:paragraph-properties fo:text-align="center"/>
      <style:text-properties fo:color="#ffffff" fo:font-size="7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fo:font-size="8pt" fo:font-weight="bold" style:font-size-asian="8pt" style:font-size-complex="8pt"/>
    </style:style>
    <style:style style:name="T2" style:family="text">
      <style:text-properties fo:color="#ffffff" fo:font-size="8pt" fo:font-weight="bold" style:font-size-asian="8pt" style:font-size-complex="8pt"/>
    </style:style>
    <style:style style:name="T3" style:family="text">
      <style:text-properties fo:color="#000000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5" style:family="text">
      <style:text-properties fo:color="#ffffff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ffffff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7cm" svg:y1="8.338cm" svg:x2="3.927cm" svg:y2="9.427cm">
          <text:p/>
        </draw:line>
        <draw:custom-shape draw:style-name="gr2" draw:text-style-name="P3" draw:layer="layout" svg:width="1.795cm" svg:height="0.687cm" svg:x="0.166cm" svg:y="0.6cm">
          <text:p text:style-name="P2"><text:span text:style-name="T1">TLS</text:span></text:p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3cm" svg:height="0.687cm" svg:x="0.065cm" svg:y="6.469cm">
          <text:p text:style-name="P2"><text:span text:style-name="T2">Attack</text:span></text:p>
          <text:p text:style-name="P2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95cm" svg:height="0.687cm" svg:x="7.014cm" svg:y="0.575cm">
          <text:p text:style-name="P2"><text:span text:style-name="T1">TLS</text:span>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75cm" svg:y1="1.71cm" svg:x2="4.045cm" svg:y2="1.71cm">
          <text:p/>
        </draw:line>
        <draw:custom-shape draw:style-name="gr6" draw:text-style-name="P6" draw:layer="layout" svg:width="2.54cm" svg:height="0.487cm" svg:x="0.667cm" svg:y="1.47cm">
          <text:p text:style-name="P2"><text:span text:style-name="T3">ClientHell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cm" svg:height="0.487cm" svg:x="5.368cm" svg:y="1.818cm">
          <text:p text:style-name="P2"><text:span text:style-name="T3">ServerHel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cm" svg:height="0.487cm" svg:x="5.537cm" svg:y="1.905cm">
          <text:p text:style-name="P2"><text:span text:style-name="T3">Certifi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53cm" svg:y1="2.305cm" svg:x2="4.625cm" svg:y2="2.305cm">
          <text:p/>
        </draw:line>
        <draw:custom-shape draw:style-name="gr6" draw:text-style-name="P7" draw:layer="layout" svg:width="2.54cm" svg:height="0.487cm" svg:x="5.745cm" svg:y="2.014cm">
          <text:p text:style-name="P2"><text:span text:style-name="T4">ServerHello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769cm" svg:y1="2.644cm" svg:x2="4.039cm" svg:y2="2.644cm">
          <text:p/>
        </draw:line>
        <draw:line draw:style-name="gr7" draw:text-style-name="P5" draw:layer="layout" svg:x1="5.392cm" svg:y1="5.986cm" svg:x2="6.027cm" svg:y2="5.986cm">
          <text:p/>
        </draw:line>
        <draw:custom-shape draw:style-name="gr6" draw:text-style-name="P6" draw:layer="layout" svg:width="2.54cm" svg:height="0.487cm" svg:x="2.977cm" svg:y="5.75cm">
          <text:p text:style-name="P2"><text:span text:style-name="T3">ClientHell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808cm" svg:y1="6.36cm" svg:x2="5.538cm" svg:y2="6.36cm">
          <text:p/>
        </draw:line>
        <draw:custom-shape draw:style-name="gr6" draw:text-style-name="P6" draw:layer="layout" svg:width="2.54cm" svg:height="0.487cm" svg:x="5.978cm" svg:y="6.098cm">
          <text:p text:style-name="P2"><text:span text:style-name="T3">ServerHel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4.779cm" svg:y1="6.824cm" svg:x2="6.049cm" svg:y2="6.824cm">
          <text:p/>
        </draw:line>
        <draw:custom-shape draw:style-name="gr8" draw:text-style-name="P8" draw:layer="layout" svg:width="2.54cm" svg:height="0.487cm" svg:x="2.965cm" svg:y="6.581cm">
          <text:p text:style-name="P2"><text:span text:style-name="T5">ClientMaster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803cm" svg:y1="7.176cm" svg:x2="5.533cm" svg:y2="7.176cm">
          <text:p/>
        </draw:line>
        <draw:custom-shape draw:style-name="gr6" draw:text-style-name="P6" draw:layer="layout" svg:width="2.54cm" svg:height="0.487cm" svg:x="0.662cm" svg:y="2.985cm">
          <text:p text:style-name="P2"><text:span text:style-name="T3">ClientHell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983cm" svg:y1="3.377cm" svg:x2="4.253cm" svg:y2="3.377cm">
          <text:p/>
        </draw:line>
        <draw:custom-shape draw:style-name="gr6" draw:text-style-name="P6" draw:layer="layout" svg:width="2.54cm" svg:height="0.487cm" svg:x="0.875cm" svg:y="3.137cm">
          <text:p text:style-name="P2"><text:span text:style-name="T3">Finish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cm" svg:height="0.487cm" svg:x="5.384cm" svg:y="3.405cm">
          <text:p text:style-name="P2"><text:span text:style-name="T3">Certifi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377cm" svg:y1="3.805cm" svg:x2="4.472cm" svg:y2="3.805cm">
          <text:p/>
        </draw:line>
        <draw:custom-shape draw:style-name="gr6" draw:text-style-name="P7" draw:layer="layout" svg:width="2.54cm" svg:height="0.487cm" svg:x="5.592cm" svg:y="3.514cm">
          <text:p text:style-name="P2"><text:span text:style-name="T4">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4cm" svg:height="0.487cm" svg:x="5.746cm" svg:y="2.014cm">
          <text:p text:style-name="P2"><text:span text:style-name="T4">ServerHello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5.429cm" svg:height="0.635cm" svg:x="1.805cm" svg:y="0cm">
          <draw:text-box>
            <text:p text:style-name="P2"><text:span text:style-name="T6">Record TLS 1.2 handshake</text:span></text:p>
          </draw:text-box>
        </draw:frame>
        <draw:line draw:style-name="gr10" draw:text-style-name="P1" draw:layer="layout" svg:x1="0.985cm" svg:y1="2.707cm" svg:x2="0.985cm" svg:y2="6.517cm">
          <text:p/>
        </draw:line>
        <draw:line draw:style-name="gr11" draw:text-style-name="P1" draw:layer="layout" svg:x1="0cm" svg:y1="4.515cm" svg:x2="9.652cm" svg:y2="4.515cm">
          <text:p/>
        </draw:line>
        <draw:frame draw:style-name="gr9" draw:text-style-name="P9" draw:layer="layout" svg:width="5.069cm" svg:height="0.635cm" svg:x="1.893cm" svg:y="4.58cm">
          <draw:text-box>
            <text:p text:style-name="P2"><text:span text:style-name="T6">Chosen-ciphertext attack</text:span></text:p>
          </draw:text-box>
        </draw:frame>
        <draw:frame draw:style-name="gr12" draw:text-style-name="P10" draw:layer="layout" svg:width="0.612cm" svg:height="0.568cm" draw:transform="rotate (-1.55334303427495) translate (2.584cm 3.755cm)">
          <draw:text-box>
            <text:p><text:span text:style-name="T7">...</text:span></text:p>
          </draw:text-box>
        </draw:frame>
        <draw:custom-shape draw:style-name="gr4" draw:text-style-name="P3" draw:layer="layout" svg:width="1.795cm" svg:height="0.687cm" svg:x="7.028cm" svg:y="5.19cm">
          <text:p text:style-name="P2"><text:span text:style-name="T1">SSLv2</text:span>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0.013cm" svg:y1="7.666cm" svg:x2="9.665cm" svg:y2="7.666cm">
          <text:p/>
        </draw:line>
        <draw:frame draw:style-name="gr9" draw:text-style-name="P9" draw:layer="layout" svg:width="4.608cm" svg:height="0.635cm" svg:x="2.206cm" svg:y="7.731cm">
          <draw:text-box>
            <text:p text:style-name="P2"><text:span text:style-name="T6">Bleichenbacher Oracle</text:span></text:p>
          </draw:text-box>
        </draw:frame>
        <draw:custom-shape draw:style-name="gr13" draw:text-style-name="P4" draw:layer="layout" svg:width="2.538cm" svg:height="0.687cm" svg:x="3.412cm" svg:y="9.108cm">
          <text:p text:style-name="P2"><text:span text:style-name="T2">Break 40-bit</text:span></text:p>
          <text:p text:style-name="P2"><text:span text:style-name="T2">encryption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939cm" svg:y1="6.837cm" svg:x2="2.923cm" svg:y2="6.837cm">
          <text:p/>
        </draw:line>
        <draw:line draw:style-name="gr14" draw:text-style-name="P1" draw:layer="layout" svg:x1="7.223cm" svg:y1="9.495cm" svg:x2="5.953cm" svg:y2="9.495cm">
          <text:p/>
        </draw:line>
        <draw:line draw:style-name="gr14" draw:text-style-name="P1" draw:layer="layout" svg:x1="1.001cm" svg:y1="9.516cm" svg:x2="1.001cm" svg:y2="7.089cm">
          <text:p/>
        </draw:line>
        <draw:line draw:style-name="gr1" draw:text-style-name="P1" draw:layer="layout" svg:x1="3.45cm" svg:y1="9.495cm" svg:x2="0.975cm" svg:y2="9.516cm">
          <text:p/>
        </draw:line>
        <draw:line draw:style-name="gr1" draw:text-style-name="P1" draw:layer="layout" svg:x1="7.274cm" svg:y1="7.304cm" svg:x2="7.274cm" svg:y2="9.495cm">
          <text:p/>
        </draw:line>
        <draw:line draw:style-name="gr14" draw:text-style-name="P1" draw:layer="layout" svg:x1="5.197cm" svg:y1="8.338cm" svg:x2="5.197cm" svg:y2="9.215cm">
          <text:p/>
        </draw:line>
        <draw:line draw:style-name="gr1" draw:text-style-name="P1" draw:layer="layout" svg:x1="5.197cm" svg:y1="8.338cm" svg:x2="3.927cm" svg:y2="8.338cm">
          <text:p/>
        </draw:line>
        <draw:frame draw:style-name="gr15" draw:text-style-name="P12" draw:layer="layout" svg:width="1.801cm" svg:height="0.713cm" svg:x="1.168cm" svg:y="5.349cm">
          <draw:text-box>
            <text:p text:style-name="P11"><text:span text:style-name="T8">c</text:span><text:span text:style-name="T9">RSA</text:span></text:p>
          </draw:text-box>
        </draw:frame>
        <draw:frame draw:style-name="gr15" draw:text-style-name="P12" draw:layer="layout" svg:width="1.801cm" svg:height="0.713cm" svg:x="2.111cm" svg:y="6.992cm">
          <draw:text-box>
            <text:p text:style-name="P11"><text:span text:style-name="T8">c'</text:span><text:span text:style-name="T9">RSA</text:span></text:p>
          </draw:text-box>
        </draw:frame>
        <draw:frame draw:style-name="gr15" draw:text-style-name="P12" draw:layer="layout" svg:width="1.801cm" svg:height="0.713cm" svg:x="7.62cm" svg:y="8.325cm">
          <draw:text-box>
            <text:p text:style-name="P11"><text:span text:style-name="T8">c</text:span><text:span text:style-name="T9">RC2</text:span></text:p>
          </draw:text-box>
        </draw:frame>
        <draw:frame draw:style-name="gr15" draw:text-style-name="P12" draw:layer="layout" svg:width="1.801cm" svg:height="0.713cm" svg:x="1.27cm" svg:y="8.325cm">
          <draw:text-box>
            <text:p text:style-name="P11"><text:span text:style-name="T8">k</text:span><text:span text:style-name="T9">RC2</text:span></text:p>
          </draw:text-box>
        </draw:frame>
        <draw:frame draw:style-name="gr15" draw:text-style-name="P12" draw:layer="layout" svg:width="1.801cm" svg:height="0.713cm" svg:x="4.255cm" svg:y="8.428cm">
          <draw:text-box>
            <text:p text:style-name="P11"><text:span text:style-name="T8">m?</text:span></text:p>
          </draw:text-box>
        </draw:frame>
        <draw:custom-shape draw:style-name="gr8" draw:text-style-name="P8" draw:layer="layout" svg:width="2.54cm" svg:height="0.487cm" svg:x="5.994cm" svg:y="6.924cm">
          <text:p text:style-name="P2"><text:span text:style-name="T10">Server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4cm" svg:height="0.487cm" svg:x="0.655cm" svg:y="2.401cm">
          <text:p text:style-name="P2"><text:span text:style-name="T5">ClientKeyEx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rial1" svg:font-family="Arial" style:font-pitch="variable"/>
    <style:font-face style:name="TeXGyreSchola" svg:font-family="TeXGyreSchola" style:font-pitch="variable"/>
    <style:font-face style:name="rsfs10" svg:font-family="rsf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3cm" draw:marker-start-center="false" draw:marker-end="Arrow" draw:marker-end-width="0.3cm" draw:marker-end-center="false" draw:fill="solid" draw:fill-color="#3465a4" draw:fill-image-width="0cm" draw:fill-image-height="0cm" fo:padding-top="0cm" fo:padding-bottom="0cm" fo:padding-left="0cm" fo:padding-right="0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25cm" draw:marker-start-width="0.203cm" draw:marker-start-center="false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.89cm" fo:page-height="9.9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inzel</meta:initial-creator>
    <meta:creation-date>2011-06-13T20:19:36</meta:creation-date>
    <dc:date>2016-02-05T23:34:17.725629017</dc:date>
    <meta:editing-duration>PT2H48M10S</meta:editing-duration>
    <meta:editing-cycles>49</meta:editing-cycles>
    <meta:generator>LibreOffice/5.0.2.2$Linux_X86_64 LibreOffice_project/00m0$Build-2</meta:generator>
    <dc:creator>juraj </dc:creator>
    <meta:document-statistic meta:object-count="48"/>
  </office:meta>
</office:document-meta>
</file>